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⚙️ Synthèse du projet — Communication Arduino ↔ Smartphone via protocole VPIV</text:p>
      <text:p text:style-name="Preformatted_20_Text"/>
      <text:p text:style-name="Preformatted_20_Text">## 🔸 Contexte général</text:p>
      <text:p text:style-name="Preformatted_20_Text"/>
      <text:p text:style-name="Preformatted_20_Text">Ton projet concerne un **robot piloté via un smartphone (SP)** utilisant **Node-RED**. <text:s/></text:p>
      <text:p text:style-name="Preformatted_20_Text">Le robot embarque un **deuxième smartphone (SE)** connecté à une **carte Arduino Mega** via **USB**, qui sert d’interface capteurs/actionneurs.</text:p>
      <text:p text:style-name="Preformatted_20_Text"/>
      <text:p text:style-name="Preformatted_20_Text">Les deux smartphones communiquent entre eux par **MQTT** :</text:p>
      <text:p text:style-name="Preformatted_20_Text">- **SP (pilote)** → Node-RED (gestion, visualisation, ordres)</text:p>
      <text:p text:style-name="Preformatted_20_Text">- **SE (embarqué)** → reçoit les ordres de SP, relaie vers Arduino, publie les retours capteurs</text:p>
      <text:p text:style-name="Preformatted_20_Text"/>
      <text:p text:style-name="Preformatted_20_Text">Le rôle de l’Arduino est donc :</text:p>
      <text:p text:style-name="Preformatted_20_Text">1. **Recevoir des messages** du SE via USB série <text:s/></text:p>
      <text:p text:style-name="Preformatted_20_Text">2. **Décoder** un protocole texte compact appelé **VPIV** <text:s/></text:p>
      <text:p text:style-name="Preformatted_20_Text">3. **Exécuter** les actions correspondantes (LED, servo, moteur, etc.) <text:s/></text:p>
      <text:p text:style-name="Preformatted_20_Text">4. **Répondre** via des messages codés au même format</text:p>
      <text:p text:style-name="Preformatted_20_Text"/>
      <text:p text:style-name="Preformatted_20_Text">---</text:p>
      <text:p text:style-name="Preformatted_20_Text"/>
      <text:p text:style-name="Preformatted_20_Text">## 🔸 Structure du projet Arduino</text:p>
      <text:p text:style-name="Preformatted_20_Text"/>
      <text:p text:style-name="Preformatted_20_Text">Arborescence simplifiée :</text:p>
      <text:p text:style-name="Preformatted_20_Text"/>
      <text:p text:style-name="Preformatted_20_Text">```</text:p>
      <text:p text:style-name="Preformatted_20_Text">arduino/</text:p>
      <text:p text:style-name="Preformatted_20_Text"><text:s/>├── RZmegaV4.ino <text:s text:c="13"/>→ programme principal</text:p>
      <text:p text:style-name="Preformatted_20_Text"><text:s/>├── RZlibrairiesPerso/</text:p>
      <text:p text:style-name="Preformatted_20_Text"><text:s/>│ <text:s text:c="2"/>├── library.properties</text:p>
      <text:p text:style-name="Preformatted_20_Text"><text:s/>│ <text:s text:c="2"/>└── src/</text:p>
      <text:p text:style-name="Preformatted_20_Text"><text:s/>│ <text:s text:c="7"/>├── RZlibrairiesPerso.h</text:p>
      <text:p text:style-name="Preformatted_20_Text"><text:s/>│ <text:s text:c="7"/>├── communication.cpp / .h</text:p>
      <text:p text:style-name="Preformatted_20_Text"><text:s/>│ <text:s text:c="7"/>├── config.cpp / .h</text:p>
      <text:p text:style-name="Preformatted_20_Text"><text:s/>│ <text:s text:c="7"/>├── emergency.cpp / .h</text:p>
      <text:p text:style-name="Preformatted_20_Text"><text:s/>│ <text:s text:c="7"/>├── leds.*, servos.*, moteurs.*, etc.</text:p>
      <text:p text:style-name="Preformatted_20_Text">```</text:p>
      <text:p text:style-name="Preformatted_20_Text"/>
      <text:p text:style-name="Preformatted_20_Text">### Enchaînement des inclusions</text:p>
      <text:p text:style-name="Preformatted_20_Text">```</text:p>
      <text:p text:style-name="Preformatted_20_Text">RZlibrairiesPerso.h</text:p>
      <text:p text:style-name="Preformatted_20_Text"><text:s/>└── config.h <text:s text:c="8"/>→ constantes globales</text:p>
      <text:p text:style-name="Preformatted_20_Text"><text:s/>└── communication.h <text:s/>→ protocole VPIV</text:p>
      <text:p text:style-name="Preformatted_20_Text"><text:s/>└── autres modules <text:s text:c="2"/>→ leds, servos, moteurs, capteurs, etc.</text:p>
      <text:p text:style-name="Preformatted_20_Text">```</text:p>
      <text:p text:style-name="Preformatted_20_Text"/>
      <text:p text:style-name="Preformatted_20_Text">Le **fichier principal `RZmegaV4.ino`** :</text:p>
      <text:p text:style-name="Preformatted_20_Text">- appelle la boucle de réception (`recvSeWithStartEndMarkers()`)</text:p>
      <text:p text:style-name="Preformatted_20_Text">- traite les données reçues (`SeTraitementNewV4()`)</text:p>
      <text:p text:style-name="Preformatted_20_Text"/>
      <text:p text:style-name="Preformatted_20_Text">---</text:p>
      <text:p text:style-name="Preformatted_20_Text"/>
      <text:p text:style-name="Preformatted_20_Text">## 🔸 Format du protocole VPIV</text:p>
      <text:p text:style-name="Preformatted_20_Text"/>
      <text:p text:style-name="Preformatted_20_Text">Le protocole VPIV est un **format textuel minimaliste** pour échanger des données structurées sur port série.</text:p>
      <text:p text:style-name="Preformatted_20_Text"/>
      <text:p text:style-name="Preformatted_20_Text">### Structure d’un message</text:p>
      <text:p text:style-name="Preformatted_20_Text">```</text:p>
      <text:p text:style-name="Preformatted_20_Text">$&lt;type&gt;:&lt;contenu&gt;:&lt;variable&gt;,&lt;instances&gt;,&lt;propriétés&gt;,&lt;valeurs&gt;#</text:p>
      <text:p text:style-name="Preformatted_20_Text">```</text:p>
      <text:p text:style-name="Preformatted_20_Text"/>
      <text:p text:style-name="Preformatted_20_Text">### Marqueurs</text:p>
      <text:p text:style-name="Preformatted_20_Text"><text:soft-page-break/>- `$` → début du message <text:s/></text:p>
      <text:p text:style-name="Preformatted_20_Text">- `#` → fin du message <text:s/></text:p>
      <text:p text:style-name="Preformatted_20_Text">- `:` → séparation des grandes sections <text:s/></text:p>
      <text:p text:style-name="Preformatted_20_Text">- `,` → séparation d’éléments dans une section <text:s/></text:p>
      <text:p text:style-name="Preformatted_20_Text"/>
      <text:p text:style-name="Preformatted_20_Text">### Exemple</text:p>
      <text:p text:style-name="Preformatted_20_Text">```</text:p>
      <text:p text:style-name="Preformatted_20_Text">$V::D,*,C,255,128,64#</text:p>
      <text:p text:style-name="Preformatted_20_Text">```</text:p>
      <text:p text:style-name="Preformatted_20_Text"/>
      <text:p text:style-name="Preformatted_20_Text">| Élément | Signification |</text:p>
      <text:p text:style-name="Preformatted_20_Text">|----------|----------------|</text:p>
      <text:p text:style-name="Preformatted_20_Text">| `$` / `#` | Délimiteurs de message |</text:p>
      <text:p text:style-name="Preformatted_20_Text">| `V` | Type (Variable) |</text:p>
      <text:p text:style-name="Preformatted_20_Text">| `D` | Variable (ex : LED) |</text:p>
      <text:p text:style-name="Preformatted_20_Text">| `*` | Instance (toutes) |</text:p>
      <text:p text:style-name="Preformatted_20_Text">| `C` | Propriété (Couleur) |</text:p>
      <text:p text:style-name="Preformatted_20_Text">| `255,128,64` | Valeur (RVB) |</text:p>
      <text:p text:style-name="Preformatted_20_Text"/>
      <text:p text:style-name="Preformatted_20_Text">---</text:p>
      <text:p text:style-name="Preformatted_20_Text"/>
      <text:p text:style-name="Preformatted_20_Text">## 🔸 Types de message existants</text:p>
      <text:p text:style-name="Preformatted_20_Text"/>
      <text:p text:style-name="Preformatted_20_Text">| Type | Signification | Usage |</text:p>
      <text:p text:style-name="Preformatted_20_Text">|------|----------------|-------|</text:p>
      <text:p text:style-name="Preformatted_20_Text">| `V` <text:s/>| Variable | Mise à jour ou lecture de valeur |</text:p>
      <text:p text:style-name="Preformatted_20_Text">| `I` <text:s/>| Information | Log, accusé de réception, réponse |</text:p>
      <text:p text:style-name="Preformatted_20_Text">| `F` <text:s/>| Fonction | Exécution d’une action spécifique |</text:p>
      <text:p text:style-name="Preformatted_20_Text">| `E` <text:s/>| Erreur | Signal d’anomalie ou d’alerte |</text:p>
      <text:p text:style-name="Preformatted_20_Text"/>
      <text:p text:style-name="Preformatted_20_Text">&gt; 💡 **Évolution prévue** : typage enrichi (`b`, `s`, `i`, `o`, `t`) pour mieux décrire le contenu des variables.</text:p>
      <text:p text:style-name="Preformatted_20_Text"/>
      <text:p text:style-name="Preformatted_20_Text">---</text:p>
      <text:p text:style-name="Preformatted_20_Text"/>
      <text:p text:style-name="Preformatted_20_Text">## 🔸 Fonctionnement du module `communication.cpp`</text:p>
      <text:p text:style-name="Preformatted_20_Text"/>
      <text:p text:style-name="Preformatted_20_Text">### 🧱 Objectif</text:p>
      <text:p text:style-name="Preformatted_20_Text">Gérer la réception, le décodage et le traitement des messages VPIV échangés sur le port série.</text:p>
      <text:p text:style-name="Preformatted_20_Text"/>
      <text:p text:style-name="Preformatted_20_Text">---</text:p>
      <text:p text:style-name="Preformatted_20_Text"/>
      <text:p text:style-name="Preformatted_20_Text">### 1. Réception série — `recvSeWithStartEndMarkers()`</text:p>
      <text:p text:style-name="Preformatted_20_Text"/>
      <text:p text:style-name="Preformatted_20_Text">**Rôle :**</text:p>
      <text:p text:style-name="Preformatted_20_Text">- Lire les caractères arrivant sur `Serial`</text:p>
      <text:p text:style-name="Preformatted_20_Text">- Reconnaître un message complet (`$ ... #`)</text:p>
      <text:p text:style-name="Preformatted_20_Text">- Appeler `parseVPIV()` une fois le message reçu</text:p>
      <text:p text:style-name="Preformatted_20_Text"/>
      <text:p text:style-name="Preformatted_20_Text">**Sécurité :**</text:p>
      <text:p text:style-name="Preformatted_20_Text">- Vérifie la taille du buffer pour éviter débordement</text:p>
      <text:p text:style-name="Preformatted_20_Text">- Déclenche `handleEmergency(EMERGENCY_BUFFER_OVERFLOW)` si dépassement</text:p>
      <text:p text:style-name="Preformatted_20_Text"/>
      <text:p text:style-name="Preformatted_20_Text">---</text:p>
      <text:p text:style-name="Preformatted_20_Text"/>
      <text:p text:style-name="Preformatted_20_Text">### 2. Décodage du message — `parseVPIV()`</text:p>
      <text:p text:style-name="Preformatted_20_Text"/>
      <text:p text:style-name="Preformatted_20_Text">**Rôle :**</text:p>
      <text:p text:style-name="Preformatted_20_Text">- Extraire chaque champ du message selon les séparateurs `: , #`</text:p>
      <text:p text:style-name="Preformatted_20_Text">- Remplir la structure `MessageVPIV`</text:p>
      <text:p text:style-name="Preformatted_20_Text"/>
      <text:p text:style-name="Preformatted_20_Text">**Structure :**</text:p>
      <text:p text:style-name="Preformatted_20_Text">```cpp</text:p>
      <text:p text:style-name="Preformatted_20_Text"><text:soft-page-break/>typedef struct {</text:p>
      <text:p text:style-name="Preformatted_20_Text"><text:s text:c="2"/>char type;</text:p>
      <text:p text:style-name="Preformatted_20_Text"><text:s text:c="2"/>char variable;</text:p>
      <text:p text:style-name="Preformatted_20_Text"><text:s text:c="2"/>bool allInstances;</text:p>
      <text:p text:style-name="Preformatted_20_Text"><text:s text:c="2"/>int instances[MAX_INSTANCES];</text:p>
      <text:p text:style-name="Preformatted_20_Text"><text:s text:c="2"/>char properties[MAX_PROPERTIES];</text:p>
      <text:p text:style-name="Preformatted_20_Text"><text:s text:c="2"/>char values[MAX_PROPERTIES][MAX_INSTANCES][MAX_VALUE_LEN];</text:p>
      <text:p text:style-name="Preformatted_20_Text"><text:s text:c="2"/>int nbInstances;</text:p>
      <text:p text:style-name="Preformatted_20_Text"><text:s text:c="2"/>int nbProperties;</text:p>
      <text:p text:style-name="Preformatted_20_Text">} MessageVPIV;</text:p>
      <text:p text:style-name="Preformatted_20_Text">```</text:p>
      <text:p text:style-name="Preformatted_20_Text"/>
      <text:p text:style-name="Preformatted_20_Text">**Comportement :**</text:p>
      <text:p text:style-name="Preformatted_20_Text">- `*` → toutes les instances (`allInstances = true`)</text:p>
      <text:p text:style-name="Preformatted_20_Text">- chiffre → identifiant d’instance</text:p>
      <text:p text:style-name="Preformatted_20_Text">- lettre → propriété</text:p>
      <text:p text:style-name="Preformatted_20_Text">- autre → valeur associée à la propriété courante</text:p>
      <text:p text:style-name="Preformatted_20_Text"/>
      <text:p text:style-name="Preformatted_20_Text">---</text:p>
      <text:p text:style-name="Preformatted_20_Text"/>
      <text:p text:style-name="Preformatted_20_Text">### 3. Traitement du message — `SeTraitementNewV4()`</text:p>
      <text:p text:style-name="Preformatted_20_Text"/>
      <text:p text:style-name="Preformatted_20_Text">**Rôle :**</text:p>
      <text:p text:style-name="Preformatted_20_Text">Appliquer une action selon la variable reçue.</text:p>
      <text:p text:style-name="Preformatted_20_Text"/>
      <text:p text:style-name="Preformatted_20_Text">**Exemple intégré :** gestion d’une LED RGB</text:p>
      <text:p text:style-name="Preformatted_20_Text"/>
      <text:p text:style-name="Preformatted_20_Text">```cpp</text:p>
      <text:p text:style-name="Preformatted_20_Text">if (lastMessage.variable == 'D') {</text:p>
      <text:p text:style-name="Preformatted_20_Text"><text:s text:c="2"/>for (int p = 0; p &lt; lastMessage.nbProperties; p++) {</text:p>
      <text:p text:style-name="Preformatted_20_Text"><text:s text:c="4"/>if (lastMessage.properties[p] == 'C') {</text:p>
      <text:p text:style-name="Preformatted_20_Text"><text:s text:c="6"/>int r,g,b;</text:p>
      <text:p text:style-name="Preformatted_20_Text"><text:s text:c="6"/>if (sscanf(lastMessage.values[p][0], "%d,%d,%d", &amp;r,&amp;g,&amp;b) != 3) {</text:p>
      <text:p text:style-name="Preformatted_20_Text"><text:s text:c="8"/>handleEmergency(EMERGENCY_SENSOR_FAIL);</text:p>
      <text:p text:style-name="Preformatted_20_Text"><text:s text:c="8"/>sendError("Format couleur invalide", "LED", lastMessage.values[p][0]);</text:p>
      <text:p text:style-name="Preformatted_20_Text"><text:s text:c="8"/>return;</text:p>
      <text:p text:style-name="Preformatted_20_Text"><text:s text:c="6"/>}</text:p>
      <text:p text:style-name="Preformatted_20_Text"><text:s text:c="6"/>// Application des valeurs r,g,b à la LED</text:p>
      <text:p text:style-name="Preformatted_20_Text"><text:s text:c="4"/>}</text:p>
      <text:p text:style-name="Preformatted_20_Text"><text:s text:c="2"/>}</text:p>
      <text:p text:style-name="Preformatted_20_Text">}</text:p>
      <text:p text:style-name="Preformatted_20_Text">newData = false;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# 4. Envoi de réponses</text:p>
      <text:p text:style-name="Preformatted_20_Text"/>
      <text:p text:style-name="Preformatted_20_Text">#### a) `sendAck()`</text:p>
      <text:p text:style-name="Preformatted_20_Text">Réponse d’accusé de réception :</text:p>
      <text:p text:style-name="Preformatted_20_Text">```</text:p>
      <text:p text:style-name="Preformatted_20_Text">$I:ACK:message#</text:p>
      <text:p text:style-name="Preformatted_20_Text">```</text:p>
      <text:p text:style-name="Preformatted_20_Text"/>
      <text:p text:style-name="Preformatted_20_Text">#### b) `sendError()`</text:p>
      <text:p text:style-name="Preformatted_20_Text">Message d’erreur formaté :</text:p>
      <text:p text:style-name="Preformatted_20_Text">```</text:p>
      <text:p text:style-name="Preformatted_20_Text">$E:erreur:module,,,détail#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🔸 Liaison avec Node-RED</text:p>
      <text:p text:style-name="Preformatted_20_Text"/>
      <text:p text:style-name="Preformatted_20_Text"><text:soft-page-break/>- **Côté SE (smartphone embarqué)** :</text:p>
      <text:p text:style-name="Preformatted_20_Text"><text:s text:c="2"/>- communique via USB série avec l’Arduino <text:s/></text:p>
      <text:p text:style-name="Preformatted_20_Text"><text:s text:c="2"/>- traduit les trames série en messages MQTT</text:p>
      <text:p text:style-name="Preformatted_20_Text"/>
      <text:p text:style-name="Preformatted_20_Text">- **Côté SP (smartphone pilote)** :</text:p>
      <text:p text:style-name="Preformatted_20_Text"><text:s text:c="2"/>- utilise Node-RED pour :</text:p>
      <text:p text:style-name="Preformatted_20_Text"><text:s text:c="4"/>- recevoir, afficher et traiter les messages</text:p>
      <text:p text:style-name="Preformatted_20_Text"><text:s text:c="4"/>- piloter le robot via interface graphique</text:p>
      <text:p text:style-name="Preformatted_20_Text"><text:s text:c="4"/>- transmettre des ordres encodés VPIV</text:p>
      <text:p text:style-name="Preformatted_20_Text"/>
      <text:p text:style-name="Preformatted_20_Text">**Structure côté Node-RED :**</text:p>
      <text:p text:style-name="Preformatted_20_Text">```js</text:p>
      <text:p text:style-name="Preformatted_20_Text">{</text:p>
      <text:p text:style-name="Preformatted_20_Text"><text:s text:c="2"/>variable: "ledring",</text:p>
      <text:p text:style-name="Preformatted_20_Text"><text:s text:c="2"/>instances: ["*"],</text:p>
      <text:p text:style-name="Preformatted_20_Text"><text:s text:c="2"/>proprietes: ["z"],</text:p>
      <text:p text:style-name="Preformatted_20_Text"><text:s text:c="2"/>valeurs: [["128"]],</text:p>
      <text:p text:style-name="Preformatted_20_Text"><text:s text:c="2"/>type: "V"</text:p>
      <text:p text:style-name="Preformatted_20_Text">}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🔸 Exemple complet d’échange</text:p>
      <text:p text:style-name="Preformatted_20_Text"/>
      <text:p text:style-name="Preformatted_20_Text">### 🔹 Commande envoyée</text:p>
      <text:p text:style-name="Preformatted_20_Text">```</text:p>
      <text:p text:style-name="Preformatted_20_Text">$V::D,*,C,255,128,64#</text:p>
      <text:p text:style-name="Preformatted_20_Text">```</text:p>
      <text:p text:style-name="Preformatted_20_Text"/>
      <text:p text:style-name="Preformatted_20_Text">### 🔹 Arduino décode</text:p>
      <text:p text:style-name="Preformatted_20_Text">- Type : `V`</text:p>
      <text:p text:style-name="Preformatted_20_Text">- Variable : `D`</text:p>
      <text:p text:style-name="Preformatted_20_Text">- Propriété : `C` (Couleur)</text:p>
      <text:p text:style-name="Preformatted_20_Text">- Valeur : `255,128,64`</text:p>
      <text:p text:style-name="Preformatted_20_Text"/>
      <text:p text:style-name="Preformatted_20_Text">### 🔹 Arduino agit</text:p>
      <text:p text:style-name="Preformatted_20_Text">- Modifie la LED RGB correspondante</text:p>
      <text:p text:style-name="Preformatted_20_Text"/>
      <text:p text:style-name="Preformatted_20_Text">### 🔹 Arduino répond</text:p>
      <text:p text:style-name="Preformatted_20_Text">```</text:p>
      <text:p text:style-name="Preformatted_20_Text">$I:ACK:LED couleur mise à jour#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🔸 Gestion des erreurs</text:p>
      <text:p text:style-name="Preformatted_20_Text"/>
      <text:p text:style-name="Preformatted_20_Text">Les erreurs critiques sont centralisées dans `emergency.cpp` :</text:p>
      <text:p text:style-name="Preformatted_20_Text">- `EMERGENCY_BUFFER_OVERFLOW` → dépassement du tampon série</text:p>
      <text:p text:style-name="Preformatted_20_Text">- `EMERGENCY_SENSOR_FAIL` → format de valeur incorrect</text:p>
      <text:p text:style-name="Preformatted_20_Text">- Autres selon le contexte matériel</text:p>
      <text:p text:style-name="Preformatted_20_Text"/>
      <text:p text:style-name="Preformatted_20_Text">Chaque erreur déclenche :</text:p>
      <text:p text:style-name="Preformatted_20_Text">- Un envoi `$E:` sur le port série</text:p>
      <text:p text:style-name="Preformatted_20_Text">- Une réaction interne (log, clignotement, etc.)</text:p>
      <text:p text:style-name="Preformatted_20_Text"/>
      <text:p text:style-name="Preformatted_20_Text">---</text:p>
      <text:p text:style-name="Preformatted_20_Text"/>
      <text:p text:style-name="Preformatted_20_Text">## 🔸 Points forts du protocole VPIV</text:p>
      <text:p text:style-name="Preformatted_20_Text"/>
      <text:p text:style-name="Preformatted_20_Text">✅ Compact et rapide à parser <text:s/></text:p>
      <text:p text:style-name="Preformatted_20_Text">✅ Robuste et lisible (délimiteurs clairs) <text:s/></text:p>
      <text:p text:style-name="Preformatted_20_Text">✅ Faible empreinte mémoire (pas de `String`) <text:s/></text:p>
      <text:p text:style-name="Preformatted_20_Text"><text:soft-page-break/>✅ Extensible (nouvelles propriétés et types) <text:s/></text:p>
      <text:p text:style-name="Preformatted_20_Text">✅ Compatible avec MQTT / Node-RED <text:s/></text:p>
      <text:p text:style-name="Preformatted_20_Text">✅ Gestion intégrée des erreurs</text:p>
      <text:p text:style-name="Preformatted_20_Text"/>
      <text:p text:style-name="Preformatted_20_Text">---</text:p>
      <text:p text:style-name="Preformatted_20_Text"/>
      <text:p text:style-name="Preformatted_20_Text">## 🔸 Exemple d’intégration dans la boucle principale</text:p>
      <text:p text:style-name="Preformatted_20_Text"/>
      <text:p text:style-name="Preformatted_20_Text">```cpp</text:p>
      <text:p text:style-name="Preformatted_20_Text">void loop() {</text:p>
      <text:p text:style-name="Preformatted_20_Text"><text:s text:c="2"/>recvSeWithStartEndMarkers();</text:p>
      <text:p text:style-name="Preformatted_20_Text"><text:s text:c="2"/>SeTraitementNewV4();</text:p>
      <text:p text:style-name="Preformatted_20_Text">}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🔸 Évolutions prévues</text:p>
      <text:p text:style-name="Preformatted_20_Text"/>
      <text:p text:style-name="Preformatted_20_Text">- [ ] Typage étendu des variables (`b`, `s`, `i`, `o`, `t`)</text:p>
      <text:p text:style-name="Preformatted_20_Text">- [ ] Gestion d’ensembles d’instances complexes</text:p>
      <text:p text:style-name="Preformatted_20_Text">- [ ] Accusés de réception enrichis (timestamp, CRC)</text:p>
      <text:p text:style-name="Preformatted_20_Text">- [ ] Compression ou encodage base64 pour longs messages</text:p>
      <text:p text:style-name="Preformatted_20_Text">- [ ] Décodage natif JSON côté Node-RED</text:p>
      <text:p text:style-name="Preformatted_20_Text"/>
      <text:p text:style-name="Preformatted_20_Text">---</text:p>
      <text:p text:style-name="Preformatted_20_Text"/>
      <text:p text:style-name="Preformatted_20_Text">## 🔸 Résumé</text:p>
      <text:p text:style-name="Preformatted_20_Text"/>
      <text:p text:style-name="Preformatted_20_Text">| Fonction | Rôle |</text:p>
      <text:p text:style-name="Preformatted_20_Text">|-----------|------|</text:p>
      <text:p text:style-name="Preformatted_20_Text">| `recvSeWithStartEndMarkers()` | Lecture série et détection de message complet |</text:p>
      <text:p text:style-name="Preformatted_20_Text">| `parseVPIV()` | Décodage du protocole VPIV |</text:p>
      <text:p text:style-name="Preformatted_20_Text">| `SeTraitementNewV4()` | Application des actions selon variable/propriété |</text:p>
      <text:p text:style-name="Preformatted_20_Text">| `sendAck()` | Envoi d’un accusé de réception |</text:p>
      <text:p text:style-name="Preformatted_20_Text">| `sendError()` | Transmission d’un message d’erreur |</text:p>
      <text:p text:style-name="Preformatted_20_Text"/>
      <text:p text:style-name="Preformatted_20_Text">---</text:p>
      <text:p text:style-name="Preformatted_20_Text"/>
      <text:p text:style-name="Preformatted_20_Text">✳️ *Synthèse réalisée par ChatGPT (GPT-5), octobre 2025 – adaptée à ton projet RZmegaV4 / Node-RED / Arduino Mega.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5" meta:paragraph-count="219" meta:word-count="1038" meta:character-count="6758" meta:non-whitespace-character-count="5726"/>
    <meta:generator>LibreOffice/25.8.1.1$Windows_X86_64 LibreOffice_project/54047653041915e595ad4e45cccea684809c77b5</meta:generator>
  </office:meta>
</office:document-meta>
</file>